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ItemSpecification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ItemSpecificationUpdate">
            <text:p>CatalogueItemSpecificationUpdate</text:p>
          </table:table-cell>
          <table:table-cell table:style-name="ce8" office:value-type="string" office:string-value="Catalogue Item Specification Update. Details">
            <text:p>Catalogue Item Specification Update. Details</text:p>
          </table:table-cell>
          <table:table-cell table:style-name="ce8" office:value-type="string" office:string-value=""/>
          <table:table-cell table:style-name="ce8" office:value-type="string" office:string-value="Catalogue Item Specification Update">
            <text:p>Catalogue Item Specification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e.g., technical descriptions and properties) about Items in an existing Catalogue.">
            <text:p>A document used to update information (e.g., technical descriptions and properties) about Item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Item Specification Update. UBL Version Identifier. Identifier">
            <text:p>Catalogue Item Specification Update. UBL Vers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Item Specification Update. Customization Identifier. Identifier">
            <text:p>Catalogue Item Specification Update. Customiza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Item Specification Update. Profile Identifier. Identifier">
            <text:p>Catalogue Item Specification Update. Profile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Item Specification Update. Profile Execution Identifier. Identifier">
            <text:p>Catalogue Item Specification Update. Profile Execu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tem Specification Update. Identifier">
            <text:p>Catalogue Item Specification Update.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Item Specification Update. UUID. Identifier">
            <text:p>Catalogue Item Specification Update. UUID.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Item Specification Update. Name">
            <text:p>Catalogue Item Specification Update. Na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electrical goods - new energy ratings. ">
            <text:p><text:s/>electrical goods - new energy rating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Item Specification Update. Issue Date. Date">
            <text:p>Catalogue Item Specification Update. Issue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Item Specification Update. Issue Time. Time">
            <text:p>Catalogue Item Specification Update. Issue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Item Specification Update. Revision Date. Date">
            <text:p>Catalogue Item Specification Update. Revision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Item Specification Update. Revision Time. Time">
            <text:p>Catalogue Item Specification Update. Revision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Item Specification Update. Note. Text">
            <text:p>Catalogue Item Specification Update. Note.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Item Specification Update. Description. Text">
            <text:p>Catalogue Item Specification Update. Description.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ratings based on new environmental standards for EU ">
            <text:p><text:s/>ratings based on new environmental standards for EU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Item Specification Update. Version. Identifier">
            <text:p>Catalogue Item Specification Update. Version.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Item Specification Update. Line Count. Numeric">
            <text:p>Catalogue Item Specification Update. Line Count. Numeric</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Item Specification Update Lines in this document.">
            <text:p>The number of Catalogue Item Specification Updat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Item Specification Update. Validity_ Period. Period">
            <text:p>Catalogue Item Specification Update. Validity_ Period. Period</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Item Specification Update. Related_ Catalogue Reference. Catalogue Reference">
            <text:p>Catalogue Item Specification Update. Related_ Catalogue Reference. Catalogue Referenc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Item Specification Update. Referenced_ Contract. Contract">
            <text:p>Catalogue Item Specification Update. Referenced_ Contract. Contract</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Item Specification Update. Signature">
            <text:p>Catalogue Item Specification Update. Signatur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Item Specification Update. Provider_ Party. Party">
            <text:p>Catalogue Item Specification Update. Provid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Item Specification Update.">
            <text:p>The party send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Item Specification Update. Receiver_ Party. Party">
            <text:p>Catalogue Item Specification Update. Receiv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Item Specification Update.">
            <text:p>The party receiv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Item Specification Update. Seller_ Supplier Party. Supplier Party">
            <text:p>Catalogue Item Specification Update. Seller_ Supplier Party. Suppli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Item Specification Update. Contractor_ Customer Party. Customer Party">
            <text:p>Catalogue Item Specification Update. Contractor_ Customer Party. Custom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Item Specification Update. Trading Terms">
            <text:p>Catalogue Item Specification Update. Trading Terms</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Item Specification Update. Default_ Language. Language">
            <text:p>Catalogue Item Specification Update. Default_ Language. Languag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item specifications.">
            <text:p>The default language for the item specification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ItemSpecificationUpdateLine">
            <text:p>CatalogueItemSpecificationUpdateLine</text:p>
          </table:table-cell>
          <table:table-cell table:style-name="ce10" office:value-type="string" office:string-value="Catalogue Item Specification Update. Catalogue Item Specification Update Line">
            <text:p>Catalogue Item Specification Update. Catalogue Item Specification Update Lin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Item Specification Update Line">
            <text:p>Catalogue Item Specification Update Line</text:p>
          </table:table-cell>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Item Specification Update, each line updating a specific catalogue item.">
            <text:p>One or more lines in the Catalogue Item Specification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